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>
          <table:cell-address table:column="7" table:row="21" table:table="0"/>
          <office:change-info>
            <dc:creator>Bob Jacobsen</dc:creator>
            <dc:date>2010-08-19T07:57:08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4" table:table="0"/>
          <office:change-info>
            <dc:creator>Bob Jacobsen</dc:creator>
            <dc:date>2010-08-19T07:57:0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3">
          <table:cell-address table:column="2" table:row="5" table:table="0"/>
          <office:change-info>
            <dc:creator>Bob Jacobsen</dc:creator>
            <dc:date>2010-08-19T07:57:10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4">
          <table:cell-address table:column="3" table:row="5" table:table="0"/>
          <office:change-info>
            <dc:creator>Bob Jacobsen</dc:creator>
            <dc:date>2010-08-19T07:57:12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5">
          <table:cell-address table:column="3" table:row="4" table:table="0"/>
          <office:change-info>
            <dc:creator>Bob Jacobsen</dc:creator>
            <dc:date>2010-08-19T07:57:13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6">
          <table:cell-address table:column="3" table:row="8" table:table="0"/>
          <office:change-info>
            <dc:creator>Bob Jacobsen</dc:creator>
            <dc:date>2010-08-19T07:57:15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7">
          <table:cell-address table:column="3" table:row="11" table:table="0"/>
          <office:change-info>
            <dc:creator>Bob Jacobsen</dc:creator>
            <dc:date>2010-08-19T07:57:16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8">
          <table:cell-address table:column="2" table:row="11" table:table="0"/>
          <office:change-info>
            <dc:creator>Bob Jacobsen</dc:creator>
            <dc:date>2010-08-19T07:57:17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9">
          <table:cell-address table:column="2" table:row="8" table:table="0"/>
          <office:change-info>
            <dc:creator>Bob Jacobsen</dc:creator>
            <dc:date>2010-08-19T07:57:1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10">
          <table:cell-address table:column="1" table:row="9" table:table="0"/>
          <office:change-info>
            <dc:creator>Bob Jacobsen</dc:creator>
            <dc:date>2010-08-19T23:29:55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9" table:table="0"/>
          <office:change-info>
            <dc:creator>Bob Jacobsen</dc:creator>
            <dc:date>2010-08-19T23:29:59</dc:date>
          </office:change-info>
          <table:previous>
            <table:change-track-table-cell/>
          </table:previous>
        </table:cell-content-change>
        <table:insertion table:id="ct12" table:type="row" table:position="14" table:table="0">
          <office:change-info>
            <dc:creator>Bob Jacobsen</dc:creator>
            <dc:date>2011-06-06T04:41:46</dc:date>
          </office:change-info>
        </table:insertion>
        <table:insertion table:id="ct13" table:type="row" table:position="13" table:table="0">
          <office:change-info>
            <dc:creator>Bob Jacobsen</dc:creator>
            <dc:date>2011-06-06T04:41:48</dc:date>
          </office:change-info>
          <table:dependencies>
            <table:dependence table:id="ct15"/>
            <table:dependence table:id="ct14"/>
          </table:dependencies>
        </table:insertion>
        <table:cell-content-change table:id="ct14">
          <table:cell-address table:column="0" table:row="13" table:table="0"/>
          <office:change-info>
            <dc:creator>Bob Jacobsen</dc:creator>
            <dc:date>2011-06-06T04:41:5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13" table:table="0"/>
          <office:change-info>
            <dc:creator>Bob Jacobsen</dc:creator>
            <dc:date>2011-06-06T04:41:56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Request</text:p>
          </table:table-cell>
          <table:table-cell office:value-type="string">
            <text:p>0x01</text:p>
          </table:table-cell>
          <table:table-cell/>
          <table:table-cell table:style-name="ce2"/>
          <table:table-cell table:number-columns-repeated="1020"/>
        </table:table-row>
        <table:table-row table:style-name="ro2">
          <table:table-cell office:value-type="string">
            <text:p>Log Reply</text:p>
          </table:table-cell>
          <table:table-cell office:value-type="string">
            <text:p>0x02</text:p>
          </table:table-cell>
          <table:table-cell/>
          <table:table-cell table:style-name="ce2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onfiguration</text:p>
          </table:table-cell>
          <table:table-cell office:value-type="string">
            <text:p>0x20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>
          <table:table-cell office:value-type="string">
            <text:p>Remote Button</text:p>
          </table:table-cell>
          <table:table-cell office:value-type="string">
            <text:p>0x21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2">
          <table:table-cell office:value-type="string">
            <text:p>Display</text:p>
          </table:table-cell>
          <table:table-cell office:value-type="string">
            <text:p>0x28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in Control</text:p>
          </table:table-cell>
          <table:table-cell office:value-type="string">
            <text:p>0x3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>
            <text:p>(centrally allocated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6"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(user allocated)</text:p>
          </table:table-cell>
          <table:table-cell table:number-columns-repeated="1023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21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1-06-05T21:44:24</dc:date>
    <dc:creator>Bob Jacobsen</dc:creator>
    <meta:editing-duration>PT01H23M32S</meta:editing-duration>
    <meta:editing-cycles>30</meta:editing-cycles>
    <meta:generator>OpenOffice.org/3.2$Unix OpenOffice.org_project/320m18$Build-9502</meta:generator>
    <meta:document-statistic meta:table-count="3" meta:cell-count="36" meta:object-count="0"/>
  </office:meta>
</office:document-meta>
</file>